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F</mi>
            </mrow>
          </mstyle>
        </mrow>
        <mn>12</mn>
      </msub>
      <mrow>
        <mi/>
        <mo stretchy="false">=</mo>
        <mi/>
      </mrow>
      <mfrac>
        <mrow>
          <msub>
            <mo stretchy="false">μ</mo>
            <mn>0</mn>
          </msub>
          <msub>
            <mi>I</mi>
            <mn>1</mn>
          </msub>
          <msub>
            <mi>I</mi>
            <mn>2</mn>
          </msub>
        </mrow>
        <mrow>
          <mn>4</mn>
          <mo stretchy="false">π</mo>
        </mrow>
      </mfrac>
      <mi/>
      <mrow>
        <munder>
          <mo stretchy="false">∮</mo>
          <msub>
            <mi>C</mi>
            <mn>1</mn>
          </msub>
        </munder>
        <mrow>
          <munder>
            <mo stretchy="false">∮</mo>
            <msub>
              <mi>C</mi>
              <mn>2</mn>
            </msub>
          </munder>
          <mrow>
            <mfrac>
              <mrow>
                <mtext>d</mtext>
                <msub>
                  <mrow>
                    <mstyle mathvariant="bold">
                      <mrow>
                        <mi>r</mi>
                      </mrow>
                    </mstyle>
                  </mrow>
                  <mn>1</mn>
                </msub>
                <mrow>
                  <mi/>
                  <mo stretchy="false">×</mo>
                  <mi/>
                </mrow>
                <mrow>
                  <mo stretchy="false">(</mo>
                  <mrow>
                    <mtext>d</mtext>
                    <msub>
                      <mrow>
                        <mstyle mathvariant="bold">
                          <mrow>
                            <mi>r</mi>
                          </mrow>
                        </mstyle>
                      </mrow>
                      <mn>2</mn>
                    </msub>
                    <mrow>
                      <mi/>
                      <mo stretchy="false">×</mo>
                      <mi/>
                    </mrow>
                    <msub>
                      <mrow>
                        <mstyle mathvariant="bold">
                          <mrow>
                            <mi>r</mi>
                          </mrow>
                        </mstyle>
                      </mrow>
                      <mn>12</mn>
                    </msub>
                  </mrow>
                  <mo stretchy="false">)</mo>
                </mrow>
              </mrow>
              <mrow>
                <msubsup>
                  <mi>r</mi>
                  <mn>12</mn>
                  <mn>3</mn>
                </msubsup>
              </mrow>
            </mfrac>
          </mrow>
        </mrow>
      </mrow>
    </mrow>
    <annotation encoding="StarMath 5.0">{bold F} _12 `=` {%imu_0 I_1 I_2} over {4 %pi} ` lint from C_1 lint from C_2 {{"d" {bold r}_1 `times` ("d" {bold r}_2 `times` {bold r}_12)} over {r^3_12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44:50.677000000</meta:creation-date>
    <meta:generator>LibreOffice/4.1.4.2$Windows_x86 LibreOffice_project/0a0440ccc0227ad9829de5f46be37cfb6edcf72</meta:generator>
  </office:meta>
</office:document-meta>
</file>